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4-12-31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876" calcext:value-type="float">
            <text:p>134.8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4-01-03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396" calcext:value-type="float">
            <text:p>134.5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3-01-0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2-02-16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8944" calcext:value-type="float">
            <text:p>124.1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2-01-1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5432" calcext:value-type="float">
            <text:p>128.8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1-01-06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504" calcext:value-type="float">
            <text:p>124.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20-01-0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9-01-0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9448" calcext:value-type="float">
            <text:p>119.7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8-01-05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2296" calcext:value-type="float">
            <text:p>122.0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7-01-04 15:4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2088" calcext:value-type="float">
            <text:p>118.0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6-01-05 20:4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5-01-05 19:5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4-01-07 16:0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8048" calcext:value-type="float">
            <text:p>116.2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3-01-08 16:2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6101002601</text:p>
          </table:table-cell>
          <table:table-cell office:value-type="string" calcext:value-type="string">
            <text:p>2012-01-04 16:2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